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E0000018AA4F3A90F4F6B5710.png" manifest:media-type="image/png"/>
  <manifest:file-entry manifest:full-path="Pictures/100000000000034E000002E032B520CA9F73E2FF.png" manifest:media-type="image/png"/>
  <manifest:file-entry manifest:full-path="Pictures/100000000000034A000002AF96520A7E6F623346.png" manifest:media-type="image/png"/>
  <manifest:file-entry manifest:full-path="Pictures/1000000000000250000002ABFABB9896AFA314CF.png" manifest:media-type="image/png"/>
  <manifest:file-entry manifest:full-path="Pictures/100000000000036F00000160914B03EF19B99C57.png" manifest:media-type="image/png"/>
  <manifest:file-entry manifest:full-path="Pictures/1000000000000364000001FAFA679BA15398A4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65cm" svg:height="6.567cm" svg:x="4.848cm" svg:y="3.159cm">
          <draw:image xlink:href="Pictures/1000000000000364000001FAFA679BA15398A41F.png" xlink:type="simple" xlink:show="embed" xlink:actuate="onLoad" loext:mime-type="image/png">
            <text:p/>
          </draw:image>
        </draw:frame>
        <draw:frame draw:style-name="gr2" draw:text-style-name="P2" draw:layer="layout" svg:width="6.869cm" svg:height="0.962cm" svg:x="7.361cm" svg:y="1.762cm">
          <draw:text-box>
            <text:p>Diagrama de Atividade</text:p>
          </draw:text-box>
        </draw:frame>
        <draw:frame draw:style-name="gr1" draw:text-style-name="P1" draw:layer="layout" svg:width="15.424cm" svg:height="6.177cm" svg:x="1.197cm" svg:y="9.382cm">
          <draw:image xlink:href="Pictures/100000000000036F00000160914B03EF19B99C57.png" xlink:type="simple" xlink:show="embed" xlink:actuate="onLoad" loext:mime-type="image/png">
            <text:p/>
          </draw:image>
        </draw:frame>
        <draw:frame draw:style-name="gr1" draw:text-style-name="P1" draw:layer="layout" svg:width="9.652cm" svg:height="11.135cm" svg:x="10.906cm" svg:y="14.716cm">
          <draw:image xlink:href="Pictures/1000000000000250000002ABFABB9896AFA314CF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1.683cm" svg:height="9.531cm" svg:x="4.43cm" svg:y="1cm">
          <draw:image xlink:href="Pictures/100000000000034A000002AF96520A7E6F623346.png" xlink:type="simple" xlink:show="embed" xlink:actuate="onLoad" loext:mime-type="image/png">
            <text:p/>
          </draw:image>
        </draw:frame>
        <draw:frame draw:style-name="gr1" draw:text-style-name="P1" draw:layer="layout" svg:width="12.446cm" svg:height="10.827cm" svg:x="4.556cm" svg:y="10.144cm">
          <draw:image xlink:href="Pictures/100000000000034E000002E032B520CA9F73E2FF.png" xlink:type="simple" xlink:show="embed" xlink:actuate="onLoad" loext:mime-type="image/png">
            <text:p/>
          </draw:image>
        </draw:frame>
        <draw:frame draw:style-name="gr1" draw:text-style-name="P1" draw:layer="layout" svg:width="12.229cm" svg:height="5.588cm" svg:x="4.646cm" svg:y="20.939cm">
          <draw:image xlink:href="Pictures/100000000000035E0000018AA4F3A90F4F6B571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22:43:04.273995828</meta:creation-date>
    <dc:date>2020-12-02T22:47:00.966236354</dc:date>
    <meta:editing-duration>PT3M57S</meta:editing-duration>
    <meta:editing-cycles>1</meta:editing-cycles>
    <meta:document-statistic meta:object-count="7"/>
    <meta:generator>LibreOffice/6.4.6.2$Linux_X86_64 LibreOffice_project/40$Build-2</meta:generator>
  </office:meta>
</office:document-meta>
</file>